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ae00" officeooo:paragraph-rsid="0017ae00"/>
    </style:style>
    <style:style style:name="P2" style:family="paragraph" style:parent-style-name="Standard">
      <style:text-properties officeooo:rsid="00181c55" officeooo:paragraph-rsid="00181c55"/>
    </style:style>
    <style:style style:name="P3" style:family="paragraph" style:parent-style-name="Standard">
      <style:text-properties officeooo:rsid="001875ea" officeooo:paragraph-rsid="001875ea"/>
    </style:style>
    <style:style style:name="P4" style:family="paragraph" style:parent-style-name="Standard" style:list-style-name="L1">
      <style:text-properties officeooo:rsid="0017ae00" officeooo:paragraph-rsid="0017ae00"/>
    </style:style>
    <style:style style:name="P5" style:family="paragraph" style:parent-style-name="Standard" style:list-style-name="L2">
      <style:text-properties officeooo:rsid="00181c55" officeooo:paragraph-rsid="00181c55"/>
    </style:style>
    <style:style style:name="P6" style:family="paragraph" style:parent-style-name="Standard" style:list-style-name="L3">
      <style:text-properties officeooo:rsid="00181c55" officeooo:paragraph-rsid="00181c55"/>
    </style:style>
    <style:style style:name="P7" style:family="paragraph" style:parent-style-name="Standard" style:list-style-name="L3">
      <style:text-properties officeooo:rsid="001875ea" officeooo:paragraph-rsid="001875ea"/>
    </style:style>
    <style:style style:name="P8" style:family="paragraph" style:parent-style-name="Standard" style:list-style-name="L4">
      <style:text-properties officeooo:rsid="001875ea" officeooo:paragraph-rsid="001875ea"/>
    </style:style>
    <style:style style:name="P9" style:family="paragraph" style:parent-style-name="Standard">
      <style:text-properties officeooo:rsid="001875ea" officeooo:paragraph-rsid="001875ea"/>
    </style:style>
    <style:style style:name="P10" style:family="paragraph" style:parent-style-name="Standard">
      <style:text-properties officeooo:rsid="001b405e" officeooo:paragraph-rsid="001b405e"/>
    </style:style>
    <style:style style:name="P11" style:family="paragraph" style:parent-style-name="Standard" style:list-style-name="L5">
      <style:text-properties officeooo:rsid="001b405e" officeooo:paragraph-rsid="001b405e"/>
    </style:style>
    <style:style style:name="P12" style:family="paragraph" style:parent-style-name="Standard">
      <style:text-properties officeooo:rsid="001c33ce" officeooo:paragraph-rsid="001c33ce"/>
    </style:style>
    <style:style style:name="P13" style:family="paragraph" style:parent-style-name="Standard" style:list-style-name="L7">
      <style:text-properties officeooo:rsid="001c33ce" officeooo:paragraph-rsid="001c33ce"/>
    </style:style>
    <style:style style:name="P14" style:family="paragraph" style:parent-style-name="Standard" style:list-style-name="L8">
      <style:text-properties officeooo:rsid="001d8217" officeooo:paragraph-rsid="001d8217"/>
    </style:style>
    <style:style style:name="P15" style:family="paragraph" style:parent-style-name="Standard">
      <style:text-properties officeooo:rsid="001d8217" officeooo:paragraph-rsid="001d8217"/>
    </style:style>
    <style:style style:name="P16" style:family="paragraph" style:parent-style-name="Standard" style:list-style-name="L9">
      <style:text-properties officeooo:rsid="001d8217" officeooo:paragraph-rsid="001d8217"/>
    </style:style>
    <style:style style:name="P17" style:family="paragraph" style:parent-style-name="Standard" style:list-style-name="L11">
      <style:text-properties officeooo:rsid="001d8217" officeooo:paragraph-rsid="001d8217"/>
    </style:style>
    <style:style style:name="P18" style:family="paragraph" style:parent-style-name="Standard" style:list-style-name="L9">
      <style:text-properties officeooo:rsid="001e48e2" officeooo:paragraph-rsid="001e48e2"/>
    </style:style>
    <style:style style:name="P19" style:family="paragraph" style:parent-style-name="Standard" style:list-style-name="L10">
      <style:text-properties officeooo:rsid="001e48e2" officeooo:paragraph-rsid="001e48e2"/>
    </style:style>
    <style:style style:name="P20" style:family="paragraph" style:parent-style-name="Text_20_body" style:list-style-name="L6">
      <style:text-properties officeooo:paragraph-rsid="001b405e"/>
    </style:style>
    <style:style style:name="P21" style:family="paragraph" style:parent-style-name="Text_20_body" style:list-style-name="L6">
      <style:text-properties officeooo:rsid="001b405e" officeooo:paragraph-rsid="001b405e"/>
    </style:style>
    <style:style style:name="P22" style:family="paragraph" style:parent-style-name="Text_20_body">
      <style:text-properties officeooo:rsid="001b405e" officeooo:paragraph-rsid="001b405e"/>
    </style:style>
    <style:style style:name="T1" style:family="text">
      <style:text-properties officeooo:rsid="001b405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405e" style:font-weight-asian="bold" style:font-weight-complex="bold"/>
    </style:style>
    <style:style style:name="T4" style:family="text">
      <style:text-properties officeooo:rsid="001c33c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Ökologie</text:h>
      <text:p text:style-name="P1"/>
      <text:h text:style-name="Heading_20_2" text:outline-level="2">Autökologie</text:h>
      <text:p text:style-name="P1"/>
      <text:list xml:id="list1729066744" text:style-name="L1">
        <text:list-item>
          <text:p text:style-name="P4">Ökologische Potenz: Lebewesen können sich fortpflanzen</text:p>
        </text:list-item>
        <text:list-item>
          <text:p text:style-name="P4">Optimum: am meisten Nachkommen</text:p>
        </text:list-item>
        <text:list-item>
          <text:p text:style-name="P4">Pessimum: keine Fortpflanzung, aber Überleben</text:p>
        </text:list-item>
        <text:list-item>
          <text:p text:style-name="P4">Intesität des Ökofaktors außerhalb des Toleranzbereichs: Tod des Individuums</text:p>
        </text:list-item>
        <text:list-item>
          <text:p text:style-name="P4">→ Überlege dir Beispiele!</text:p>
        </text:list-item>
      </text:list>
      <text:p text:style-name="P1"/>
      <text:p text:style-name="P2">Ökofarkoren können folgendermaßen wirken:</text:p>
      <text:list xml:id="list1162324827" text:style-name="L2">
        <text:list-item>
          <text:p text:style-name="P5">Stimulierend (= auslösend)</text:p>
        </text:list-item>
        <text:list-item>
          <text:p text:style-name="P5">Modifizierend (=verändernd)</text:p>
        </text:list-item>
        <text:list-item>
          <text:p text:style-name="P5">Limitierend (=begranzend)</text:p>
        </text:list-item>
      </text:list>
      <text:p text:style-name="P2"/>
      <text:p text:style-name="P2">2) Modifikierende Ökofaktoren: k.B.:</text:p>
      <text:list xml:id="list944074533" text:style-name="L3">
        <text:list-item>
          <text:p text:style-name="P6">Chinesische Primel:</text:p>
          <text:list>
            <text:list-item>
              <text:p text:style-name="P6">Weißblühend über 30C</text:p>
            </text:list-item>
            <text:list-item>
              <text:p text:style-name="P6">Rotblühend unter 30C</text:p>
            </text:list-item>
            <text:list-item>
              <text:p text:style-name="P6">(Grund: Enzym)</text:p>
            </text:list-item>
          </text:list>
        </text:list-item>
        <text:list-item>
          <text:p text:style-name="P6">Edelweiß</text:p>
          <text:list>
            <text:list-item>
              <text:p text:style-name="P6">Frostkeimer</text:p>
            </text:list-item>
          </text:list>
        </text:list-item>
        <text:list-item>
          <text:p text:style-name="P6">Geschlechtsbestimmung der Krokodile</text:p>
          <text:list>
            <text:list-item>
              <text:p text:style-name="P6">Bis 30E: nur Weibchen</text:p>
            </text:list-item>
            <text:list-item>
              <text:p text:style-name="P6">30-34C: Männchen und weibchen</text:p>
            </text:list-item>
            <text:list-item>
              <text:p text:style-name="P6">Ab 34C: nur Männchen</text:p>
            </text:list-item>
          </text:list>
        </text:list-item>
        <text:list-item>
          <text:p text:style-name="P7">Bergmannsche Gegel = Körpergrößenregel:</text:p>
          <text:list>
            <text:list-item>
              <text:p text:style-name="P7">Gleichwarme Tiere in kälteren Gebieten größer (Oberfächen zu Volumen Regel)</text:p>
            </text:list-item>
          </text:list>
        </text:list-item>
        <text:list-item>
          <text:p text:style-name="P7">Allensche Regel = Proportionsregel:</text:p>
          <text:list>
            <text:list-item>
              <text:p text:style-name="P7">Körperanhänge (z.B.: Ohren) in wärmeren Gebieten größer als in kalten</text:p>
            </text:list-item>
          </text:list>
        </text:list-item>
      </text:list>
      <text:p text:style-name="P3"/>
      <text:p text:style-name="P3">3) Limitierende Ökofaktoren:</text:p>
      <text:list xml:id="list27918268" text:style-name="L4">
        <text:list-item>
          <text:p text:style-name="P8">z.B.: Wassertemperatur bei tropischen Korallen: </text:p>
        </text:list-item>
        <text:list-item>
          <text:p text:style-name="P8">Können nur überleben bei Temperatur über 20C</text:p>
        </text:list-item>
      </text:list>
      <text:p text:style-name="P3"/>
      <text:p text:style-name="P3"/>
      <text:h text:style-name="Heading_20_2" text:outline-level="2">Synökologie</text:h>
      <text:list xml:id="list2476952300" text:style-name="L6">
        <text:list-item>
          <text:p text:style-name="P21">Ükologie der Biozönosen (Lebensgemeinschaft unterschiedlicher Organismen)</text:p>
        </text:list-item>
        <text:list-item>
          <text:p text:style-name="P21">Wie beinflussen Lebewesen einander?</text:p>
          <text:list>
            <text:list-item>
              <text:p text:style-name="P21">v.a. Fressen und gefressen werden</text:p>
            </text:list-item>
            <text:list-item>
              <text:p text:style-name="P21">Verschiedene Strategien, um an Nahrung zu kommen bzw. um Fefressenwerden zu verhindern</text:p>
            </text:list-item>
          </text:list>
        </text:list-item>
      </text:list>
      <text:p text:style-name="P22"/>
      <text:p text:style-name="P22"/>
      <text:h text:style-name="Heading_20_2" text:outline-level="2"><text:soft-page-break/>Synökologie</text:h>
      <text:p text:style-name="Text_20_body"/>
      <text:list xml:id="list82513470665943" text:continue-numbering="true" text:style-name="L6">
        <text:list-item>
          <text:p text:style-name="P20"><text:span text:style-name="T3">(Primär) Produzenten</text:span><text:span text:style-name="T1">: Organismen, <text:s/>die aus anorganischen Stoffen organischen Verbindungen aufbauen können (z.B.: grüne Pflanze durch Fotosynthese)</text:span></text:p>
        </text:list-item>
        <text:list-item>
          <text:p text:style-name="P21"><text:span text:style-name="T2">Primärkonsumenten</text:span> (=Sekundärproduzenten): Tiere, die sich unmittelbar von Primärproduzentern ernähren (Pflanzenfresser), z.B.: Eichenwicklerraupe, die Eichenblätter frisst</text:p>
        </text:list-item>
        <text:list-item>
          <text:p text:style-name="P21"><text:span text:style-name="T2">Sekundärkonsument</text:span> (=Tertiärproduzent): Tiere, die von Primärkkonsumenten leben (Fleischfresser), z.B.: Kohlmeise, die eine Eichenwicklerraupe frisst</text:p>
        </text:list-item>
        <text:list-item>
          <text:p text:style-name="P21"><text:span text:style-name="T2">Endkonsument</text:span>: Tiere, die nicht mehr gefressen werden. Sie bilden das Ende der Nahrungskette z.B.: Waldkauz, der eine Kohlmeise frisst</text:p>
        </text:list-item>
        <text:list-item>
          <text:p text:style-name="P21"><text:span text:style-name="T2">Destruenten</text:span>: Zersetzen abgestorbenes Material, sie wandell organische in anorganische Substanzen um (Reminaralisierung). z.B.: Bakterien, Pilze</text:p>
          <text:p text:style-name="P21"/>
        </text:list-item>
      </text:list>
      <text:list xml:id="list2555793013" text:style-name="L5">
        <text:list-item>
          <text:p text:style-name="P11">Beispiel für eine Nahrungskette im Wald: Eichenblatt → Raupe des Eichenwicklers → Kohlmeise → Waldkau<text:span text:style-name="T4">z</text:span></text:p>
        </text:list-item>
        <text:list-item>
          <text:p text:style-name="P11">Nahrungsnetz: Verbindung unterschiedlicher Nahrungsketten (Tiere ernöhren sich meist von verschiedenen Pflanzen/anderen Tieren und dienen auch verschiedenen Tieren als Nahrungsquelle)</text:p>
        </text:list-item>
        <text:list-item>
          <text:p text:style-name="P11">Nahrungspyramide: Anzahl der Konsumenten nimmt von Stufe zu Stufe ab → Pyramidenstruktur</text:p>
        </text:list-item>
        <text:list-item>
          <text:p text:style-name="P11">Tropischen Niveiu: Stellung eines Organismus im Nahrungsnetz</text:p>
        </text:list-item>
      </text:list>
      <text:p text:style-name="P10"/>
      <text:p text:style-name="P12">Nahrungsbeziehungen können…</text:p>
      <text:list xml:id="list2247649732" text:style-name="L7">
        <text:list-item>
          <text:p text:style-name="P13">Top-down (eher von Räubern) oder z.B.: Wald</text:p>
        </text:list-item>
        <text:list-item>
          <text:p text:style-name="P13">Bottom-up (eher von Nährsalzen, Licht etc.) z.B.: Meer</text:p>
        </text:list-item>
      </text:list>
      <text:p text:style-name="P12">gesteuert sein</text:p>
      <text:p text:style-name="P12"/>
      <text:list xml:id="list2695710383" text:style-name="L8">
        <text:list-item>
          <text:p text:style-name="P14">Energiefluss: Weitergabe der Energie von einnem trophischen Niveiu zum nächst höheren in einer Nahrungspyramide; Energieverluste von pa. 90% pro Stufe durch Wärmeverlust, Stoffwechsel etc.</text:p>
        </text:list-item>
      </text:list>
      <text:p text:style-name="P15"/>
      <text:list xml:id="list1679936484" text:style-name="L9">
        <text:list-item>
          <text:p text:style-name="P16">Räuber-Beute-Beziehungen (+/-)</text:p>
        </text:list-item>
      </text:list>
      <text:list xml:id="list3072967765" text:style-name="L11">
        <text:list-item>
          <text:list>
            <text:list-item>
              <text:p text:style-name="P17">Räuber profitiert, Beute verliert</text:p>
            </text:list-item>
            <text:list-item>
              <text:p text:style-name="P17">z.B.: Beutepopulation: Hase</text:p>
            </text:list-item>
            <text:list-item>
              <text:p text:style-name="P17">Z.B.: Räuberpopulation: Fuchs</text:p>
            </text:list-item>
            <text:list-item>
              <text:p text:style-name="P17">Viele Hasen → viele Füchse → wenig Hasen → wenig Füchse (zeitversetzt!)</text:p>
            </text:list-item>
          </text:list>
        </text:list-item>
      </text:list>
      <text:list xml:id="list82513838640813" text:continue-list="list1679936484" text:style-name="L9">
        <text:list-item>
          <text:p text:style-name="P18">Symbiosen (+/+):</text:p>
          <text:p text:style-name="P18">Beide Beteiligten profitieren</text:p>
        </text:list-item>
      </text:list>
      <text:list xml:id="list1576652167" text:style-name="L10">
        <text:list-item>
          <text:list>
            <text:list-item>
              <text:p text:style-name="P19">Mykorrhiza (Pilz + Pflanze)</text:p>
            </text:list-item>
            <text:list-item>
              <text:p text:style-name="P19">Flechten (Alge + Pilz)</text:p>
            </text:list-item>
            <text:list-item>
              <text:p text:style-name="P19">Knöllchenbakterien + Schmetterlingsblütler</text:p>
            </text:list-item>
            <text:list-item>
              <text:p text:style-name="P19">Blüten + Bestäuber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8T12:00:53.908440410</meta:creation-date>
    <dc:date>2022-03-03T08:25:11.687058509</dc:date>
    <meta:editing-duration>PT16M57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2" meta:paragraph-count="61" meta:word-count="413" meta:character-count="3085" meta:non-whitespace-character-count="2781"/>
  </office:meta>
</office:document-meta>
</file>